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courier new'"/>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text-properties style:font-name="Verdana" fo:font-size="11pt" style:text-underline-style="none" style:font-size-asian="11pt" style:font-size-complex="11pt"/>
    </style:style>
    <style:style style:name="P4" style:family="paragraph" style:parent-style-name="Text_20_body">
      <style:paragraph-properties fo:margin-top="0cm" fo:margin-bottom="0cm"/>
      <style:text-properties style:font-name="Verdana" style:text-underline-style="solid" style:text-underline-width="auto" style:text-underline-color="font-color"/>
    </style:style>
    <style:style style:name="P5" style:family="paragraph" style:parent-style-name="Text_20_body">
      <style:paragraph-properties fo:margin-top="0cm" fo:margin-bottom="0cm"/>
      <style:text-properties fo:font-size="11pt" style:font-size-asian="11pt" style:font-size-complex="11pt"/>
    </style:style>
    <style:style style:name="P6" style:family="paragraph" style:parent-style-name="Text_20_body">
      <style:paragraph-properties fo:margin-top="0cm" fo:margin-bottom="0cm"/>
      <style:text-properties fo:color="#c5000b" fo:font-size="11pt" style:font-size-asian="11pt" style:font-size-complex="11pt"/>
    </style:style>
    <style:style style:name="P7"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8"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10" style:family="paragraph" style:parent-style-name="Heading_20_1">
      <style:text-properties style:font-name="Verdana"/>
    </style:style>
    <style:style style:name="P11" style:family="paragraph" style:parent-style-name="Heading_20_3">
      <style:text-properties style:font-name="Verdana"/>
    </style:style>
    <style:style style:name="P12" style:family="paragraph" style:parent-style-name="Heading_20_3">
      <style:text-properties style:font-name="Verdana" style:text-underline-style="solid" style:text-underline-width="auto" style:text-underline-color="font-color"/>
    </style:style>
    <style:style style:name="P13" style:family="paragraph" style:parent-style-name="Heading_20_3">
      <style:text-properties fo:font-variant="normal" fo:text-transform="none" fo:color="#000000" style:font-name="Verdana" fo:letter-spacing="normal" fo:font-style="normal" style:text-underline-style="solid" style:text-underline-width="auto" style:text-underline-color="font-color"/>
    </style:style>
    <style:style style:name="P14" style:family="paragraph" style:parent-style-name="Heading_20_5">
      <style:text-properties style:font-name="Verdana" fo:font-size="12pt" style:font-size-asian="12pt" style:font-size-complex="12pt"/>
    </style:style>
    <style:style style:name="P15" style:family="paragraph" style:parent-style-name="Text_20_body">
      <style:text-properties style:font-name="Verdana" fo:font-size="11pt" style:font-size-asian="11pt" style:font-size-complex="11pt"/>
    </style:style>
    <style:style style:name="P16"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7"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19"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Text_20_body">
      <style:text-properties fo:font-variant="normal" fo:text-transform="none" fo:color="#000000" style:font-name="Verdana" fo:font-size="11.25pt" fo:letter-spacing="normal" fo:font-style="normal" fo:font-weight="normal"/>
    </style:style>
    <style:style style:name="P21" style:family="paragraph" style:parent-style-name="Text_20_body">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2" style:family="paragraph" style:parent-style-name="Text_20_body" style:list-style-name="L1"/>
    <style:style style:name="P23" style:family="paragraph" style:parent-style-name="Text_20_body" style:list-style-name="L1">
      <style:text-properties style:font-name="Verdana"/>
    </style:style>
    <style:style style:name="P24" style:family="paragraph" style:parent-style-name="Text_20_body" style:list-style-name="L2">
      <style:text-properties style:font-name="Verdana" fo:font-size="11pt" style:font-size-asian="11pt" style:font-size-complex="11pt"/>
    </style:style>
    <style:style style:name="P25" style:family="paragraph" style:parent-style-name="Text_20_body" style:list-style-name="L3">
      <style:text-properties style:font-name="Verdana" fo:font-size="11pt" style:font-size-asian="11pt" style:font-size-complex="11pt"/>
    </style:style>
    <style:style style:name="P26" style:family="paragraph" style:parent-style-name="Text_20_body" style:list-style-name="L4">
      <style:text-properties style:font-name="Verdana" fo:font-size="11pt" style:font-size-asian="11pt" style:font-size-complex="11pt"/>
    </style:style>
    <style:style style:name="P27" style:family="paragraph" style:parent-style-name="Text_20_body" style:list-style-name="L5">
      <style:text-properties style:font-name="Verdana" fo:font-size="11pt" style:font-size-asian="11pt" style:font-size-complex="11pt"/>
    </style:style>
    <style:style style:name="P28" style:family="paragraph" style:parent-style-name="Text_20_body" style:list-style-name="L8">
      <style:text-properties style:font-name="Verdana" fo:font-size="11pt" style:font-size-asian="11pt" style:font-size-complex="11pt"/>
    </style:style>
    <style:style style:name="P29" style:family="paragraph" style:parent-style-name="Text_20_body" style:list-style-name="L2"/>
    <style:style style:name="P30" style:family="paragraph" style:parent-style-name="Text_20_body" style:list-style-name="L7">
      <style:text-properties fo:font-variant="normal" fo:text-transform="none" fo:color="#000000" style:font-name="Verdana" fo:font-size="11.25pt" fo:letter-spacing="normal" fo:font-style="normal" fo:font-weight="normal"/>
    </style:style>
    <style:style style:name="P31" style:family="paragraph" style:parent-style-name="Text_20_body">
      <style:paragraph-properties fo:margin-top="0cm" fo:margin-bottom="0cm"/>
    </style:style>
    <style:style style:name="P32" style:family="paragraph" style:parent-style-name="Text_20_body" style:list-style-name="L1">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ext_20_body" style:list-style-name="L3">
      <style:paragraph-properties fo:margin-top="0cm" fo:margin-bottom="0cm"/>
      <style:text-properties style:font-name="Verdana" fo:font-size="11pt" style:font-size-asian="11pt" style:font-size-complex="11pt"/>
    </style:style>
    <style:style style:name="P35" style:family="paragraph" style:parent-style-name="Text_20_body" style:list-style-name="L4">
      <style:paragraph-properties fo:margin-top="0cm" fo:margin-bottom="0cm"/>
      <style:text-properties style:font-name="Verdana" fo:font-size="11pt" style:font-size-asian="11pt" style:font-size-complex="11pt"/>
    </style:style>
    <style:style style:name="P36" style:family="paragraph" style:parent-style-name="Text_20_body" style:list-style-name="L5">
      <style:paragraph-properties fo:margin-top="0cm" fo:margin-bottom="0cm"/>
      <style:text-properties style:font-name="Verdana" fo:font-size="11pt" style:font-size-asian="11pt" style:font-size-complex="11pt"/>
    </style:style>
    <style:style style:name="P37" style:family="paragraph" style:parent-style-name="Text_20_body" style:list-style-name="L6">
      <style:paragraph-properties fo:margin-top="0cm" fo:margin-bottom="0cm"/>
      <style:text-properties style:font-name="Verdana" fo:font-size="11pt" style:font-size-asian="11pt" style:font-size-complex="11pt"/>
    </style:style>
    <style:style style:name="P38" style:family="paragraph" style:parent-style-name="Text_20_body" style:list-style-name="L8">
      <style:paragraph-properties fo:margin-top="0cm" fo:margin-bottom="0cm"/>
      <style:text-properties style:font-name="Verdana" fo:font-size="11pt" style:font-size-asian="11pt" style:font-size-complex="11pt"/>
    </style:style>
    <style:style style:name="P39" style:family="paragraph" style:parent-style-name="Text_20_body" style:list-style-name="L8">
      <style:paragraph-properties fo:margin-top="0cm" fo:margin-bottom="0cm"/>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8">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ize-complex="11pt"/>
    </style:style>
    <style:style style:name="P41" style:family="paragraph" style:parent-style-name="Text_20_body" style:list-style-name="L6">
      <style:paragraph-properties fo:margin-top="0cm" fo:margin-bottom="0cm"/>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ize="11pt" style:font-size-asian="11pt" style:font-size-complex="11pt"/>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font-name="Verdana" fo:font-size="11.25pt" fo:letter-spacing="normal" fo:font-style="normal" fo:font-weight="normal"/>
    </style:style>
    <style:style style:name="T13" style:family="text">
      <style:text-properties fo:font-variant="normal" fo:text-transform="none" fo:color="#000000" fo:font-size="11pt" fo:letter-spacing="normal" fo:font-style="normal" fo:font-weight="normal" style:font-size-asian="11pt" style:font-size-complex="11pt"/>
    </style:style>
    <style:style style:name="T14" style:family="text">
      <style:text-properties fo:font-variant="normal" fo:text-transform="none" fo:color="#c5000b" fo:font-size="11pt" fo:letter-spacing="normal" fo:font-style="normal" fo:font-weight="normal" style:font-size-asian="11pt" style:font-size-complex="11pt"/>
    </style:style>
    <style:style style:name="T15" style:family="text">
      <style:text-properties fo:font-variant="normal" fo:text-transform="none" fo:color="#c5000b" style:text-line-through-style="none" fo:font-style="normal" fo:font-weight="normal" style:text-blinking="false" fo:background-color="transparent" style:font-style-asian="normal" style:font-weight-asian="normal" style:font-style-complex="normal" style:font-weight-complex="normal"/>
    </style:style>
    <style:style style:name="T16" style:family="text">
      <style:text-properties fo:font-variant="normal" fo:text-transform="none" fo:color="#c5000b"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17" style:family="text">
      <style:text-properties fo:font-variant="normal" fo:text-transform="none" fo:color="#222222"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18"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tyle-asian="normal" style:font-weight-asian="normal" style:font-style-complex="normal" style:font-weight-complex="normal"/>
    </style:style>
    <style:style style:name="T19"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0"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ize-complex="11pt"/>
    </style:style>
    <style:style style:name="T21"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2" style:family="text">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cd" fo:font-size="11pt" fo:letter-spacing="normal" fo:font-style="normal" fo:font-weight="normal" style:font-size-asian="11pt" style:font-size-complex="11pt"/>
    </style:style>
    <style:style style:name="T24" style:family="text">
      <style:text-properties fo:font-variant="normal" fo:text-transform="none" fo:color="#0000cd" style:font-name="Consolas" fo:font-size="11.25pt" fo:letter-spacing="normal" fo:font-style="normal" fo:font-weight="normal" style:font-size-asian="11pt" style:font-size-complex="11pt"/>
    </style:style>
    <style:style style:name="T25" style:family="text">
      <style:text-properties fo:font-variant="normal" fo:text-transform="none" fo:color="#0000cd" fo:font-size="11.25pt" fo:letter-spacing="normal" fo:font-style="normal" fo:font-weight="normal" style:font-size-asian="11pt" style:font-size-complex="11pt"/>
    </style:style>
    <style:style style:name="T26" style:family="text">
      <style:text-properties fo:color="#c5000b"/>
    </style:style>
    <style:style style:name="T27" style:family="text">
      <style:text-properties fo:color="#c5000b" fo:font-size="11pt" style:font-size-asian="11pt" style:font-size-complex="11p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style:text-underline-style="none"/>
    </style:style>
    <style:style style:name="T31" style:family="text">
      <style:text-properties fo:color="#000000" fo:font-size="11pt" style:font-size-asian="11pt" style:font-size-complex="11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Backgrounds</text:h>
      <text:list xml:id="list2110388079708811113" text:style-name="L1">
        <text:list-item>
          <text:p text:style-name="P32"><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32"><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32"><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32"><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32"><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32"><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22"><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23">Clip</text:p>
          <text:p text:style-name="P23"/>
        </text:list-item>
      </text:list>
      <text:h text:style-name="P11" text:outline-level="3">The journey so far...</text:h>
      <text:p text:style-name="P15">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5">A background applied to an element sits under the content, padding and border by default (margin doesn't count as part of an element's area) and is on the bottom of the z-index stack.</text:p>
      <text:p text:style-name="P15">The properties for background are:</text:p>
      <text:list xml:id="list279990863359107484" text:style-name="L2">
        <text:list-item>
          <text:p text:style-name="P33"><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33"><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33"><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33"><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33"><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33"><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29"><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24">Clip</text:p>
        </text:list-item>
      </text:list>
      <text:h text:style-name="P12" text:outline-level="3">Background Color</text:h>
      <text:p text:style-name="P15">Did you know that the default background colour is transparant and not white!</text:p>
      <text:p text:style-name="P15">It is recommended to always use a background color, even as just a fallback if the browser doesn’t support gradients or link to image is broken.</text:p>
      <text:p text:style-name="Text_20_body"><text:span text:style-name="Source_20_Text"><text:span text:style-name="T9">.top {<text:line-break/>background-color: #f3f2f1;<text:line-break/>}</text:span></text:span></text:p>
      <text:h text:style-name="P12" text:outline-level="3">Background Image</text:h>
      <text:p text:style-name="P15">After setting a fallback with <text:span text:style-name="T6">background-color</text:span> an image can be set using <text:span text:style-name="T6">background-image</text:span> to appear as the background</text:p>
      <text:p text:style-name="P15">All background images will repeat by default so it looks like a tile affect.</text:p>
      <text:p text:style-name="P15">Screen readers will not register any images applied this way using CSS</text:p>
      <text:p text:style-name="Text_20_body"><text:soft-page-break/><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url(https://imagehosting/image.png);<text:line-break/>}</text:span></text:span></text:p>
      <text:p text:style-name="P15">Colour gradients can also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line-break/>}</text:span></text:span></text:p>
      <text:p text:style-name="P15">Multiple images can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fallback*/<text:line-break/>background-image: url(https://imagehosting/image.png);<text:line-break/>}</text:span></text:span></text:p>
      <text:h text:style-name="P14" text:outline-level="5">Color Gradients</text:h>
      <text:p text:style-name="P15">Gradients let you display smooth transitions between two or more specified colours.</text:p>
      <text:p text:style-name="P15">There are two types of color gradient that can be used as a background image:</text:p>
      <text:list xml:id="list3304629783455332933" text:style-name="L3">
        <text:list-item>
          <text:p text:style-name="P34">Linear</text:p>
        </text:list-item>
        <text:list-item>
          <text:p text:style-name="P25">Radial</text:p>
        </text:list-item>
      </text:list>
      <text:p text:style-name="P15"/>
      <text:p text:style-name="P19">Linear</text:p>
      <text:p text:style-name="P18">It works pretty much as it sounds, the linear gradient can be from up to down, side to side, or diagonal.</text:p>
      <text:p text:style-name="P15">To create a linear gradient you need:</text:p>
      <text:list xml:id="list4668477854775889869" text:style-name="L4">
        <text:list-item>
          <text:p text:style-name="P35">A direction or angle (default alignment is from top to bottom)</text:p>
        </text:list-item>
        <text:list-item>
          <text:p text:style-name="P26">Two or more colours (transparant counts as a colour!)</text:p>
        </text:list-item>
      </text:list>
      <text:p text:style-name="Text_20_body"><text:span text:style-name="Source_20_Text"><text:span text:style-name="T10">/*direction set using default of top to bottom*/</text:span></text:span></text:p>
      <text:p text:style-name="Text_20_body"><text:span text:style-name="Source_20_Text"><text:span text:style-name="T9">div {<text:line-break/>background-image: linear-gradient(color1, color2);<text:line-break/>}</text:span></text:span></text:p>
      <text:section text:style-name="Sect1" text:name="example-lin-grad-top">
        <text:p text:style-name="P6"/>
        <text:p text:style-name="P6">[INSERT FIGURE SHOWING EXAMPLE]</text:p>
        <text:p text:style-name="P6"/>
      </text:section>
      <text:p text:style-name="Text_20_body"><text:span text:style-name="Source_20_Text"><text:span text:style-name="T10">/*direction set from left to right*/</text:span></text:span></text:p>
      <text:p text:style-name="Text_20_body"><text:span text:style-name="Source_20_Text"><text:span text:style-name="T9">div {<text:line-break/>background-image: linear-gradient(to right, color1, color2, color3);<text:line-break/>}</text:span></text:span></text:p>
      <text:p text:style-name="P6">[INSERT FIGURE SHOWING EXAMPLE]</text:p>
      <text:p text:style-name="P6"><text:span text:style-name="Source_20_Text"><text:span text:style-name="T9"/></text:span></text:p>
      <text:section text:style-name="Sect1" text:name="example-lin-grad-side">
        <text:p text:style-name="P5"/>
      </text:section>
      <text:p text:style-name="Text_20_body"><text:span text:style-name="Source_20_Text"><text:span text:style-name="T10">/*direction set diagonally*/</text:span></text:span></text:p>
      <text:p text:style-name="Text_20_body"><text:span text:style-name="Source_20_Text"><text:span text:style-name="T9">div {<text:line-break/>background-image: linear-gradient(to top left, color1, color2, color3, color4);<text:line-break/>}</text:span></text:span></text:p>
      <text:section text:style-name="Sect1" text:name="example-lin-grad-diag">
        <text:p text:style-name="P6"><text:soft-page-break/>[INSERT FIGURE SHOWING EXAMPLE]</text:p>
        <text:p text:style-name="P6"/>
      </text:section>
      <text:p text:style-name="P15">For more control of the direction of the gradient an angle can be set instead of the directions</text:p>
      <text:p text:style-name="Text_20_body"><text:span text:style-name="Source_20_Text"><text:span text:style-name="T10">/*direction set as angle 0deg which is same as bottom to top*/</text:span></text:span></text:p>
      <text:p text:style-name="Text_20_body"><text:span text:style-name="Source_20_Text"><text:span text:style-name="T9">div {<text:line-break/>background-image: linear-gradient(0deg, color1, color2, color3, color4, </text:span></text:span><text:span text:style-name="Source_20_Text"><text:span text:style-name="T9">color5);<text:line-break/>}</text:span></text:span></text:p>
      <text:section text:style-name="Sect1" text:name="example-lin-grad-angle-top">
        <text:p text:style-name="P6">[INSERT FIGURE SHOWING EXAMPLE]</text:p>
        <text:p text:style-name="P6"/>
      </text:section>
      <text:p text:style-name="Text_20_body"><text:span text:style-name="Source_20_Text"><text:span text:style-name="T10">/*direction set as angle 90deg which is same as left to right*/</text:span></text:span></text:p>
      <text:p text:style-name="Text_20_body"><text:span text:style-name="Source_20_Text"><text:span text:style-name="T9">div {<text:line-break/>background-image: linear-gradient(90deg, color1, color2, color3, color4, color5, color6);<text:line-break/>}</text:span></text:span></text:p>
      <text:p text:style-name="P6">[INSERT FIGURE SHOWING EXAMPLE]</text:p>
      <text:section text:style-name="Sect1" text:name="example-lin-grad-angle-side">
        <text:p text:style-name="P5"/>
      </text:section>
      <text:p text:style-name="Text_20_body"><text:span text:style-name="Source_20_Text"><text:span text:style-name="T10">/*direction set as angle 180deg which is same as top to bottom*/</text:span></text:span></text:p>
      <text:p text:style-name="Text_20_body"><text:span text:style-name="Source_20_Text"><text:span text:style-name="T9">div {<text:line-break/>background-image: linear-gradient(180deg, color1, color2, color3, color4, color5, color6, color7);<text:line-break/>}</text:span></text:span></text:p>
      <text:p text:style-name="P1"><text:span text:style-name="Source_20_Text"><text:span text:style-name="T27">[INSERT FIGURE SHOWING EXAMPLE]</text:span></text:span></text:p>
      <text:section text:style-name="Sect1" text:name="example-lin-grad-angle-bottom">
        <text:p text:style-name="P5"/>
      </text:section>
      <text:p text:style-name="P15">This allows more exact diagonal lines to be used...</text:p>
      <text:p text:style-name="Text_20_body"><text:span text:style-name="Source_20_Text"><text:span text:style-name="T10">/*direction set as angle 125deg */</text:span></text:span></text:p>
      <text:p text:style-name="P1"><text:span text:style-name="Source_20_Text"><text:span text:style-name="T9">div {<text:line-break/>background-image: linear-gradient(125deg, color1, color2, color3);<text:line-break/>}</text:span></text:span></text:p>
      <text:p text:style-name="P1"><text:span text:style-name="Source_20_Text"><text:span text:style-name="T9"/></text:span></text:p>
      <text:p text:style-name="P1"><text:span text:style-name="Source_20_Text"><text:span text:style-name="T27">[INSERT FIGURE SHOWING EXAMPLE]</text:span></text:span></text:p>
      <text:section text:style-name="Sect1" text:name="example-lin-grad-angle-125">
        <text:p text:style-name="P5"/>
      </text:section>
      <text:p text:style-name="Text_20_body"><text:span text:style-name="Source_20_Text"><text:span text:style-name="T10">/*direction set as angle 270deg */</text:span></text:span></text:p>
      <text:p text:style-name="P1"><text:span text:style-name="Source_20_Text"><text:span text:style-name="T9">div {<text:line-break/>background-image: linear-gradient(270deg, color1, color2, color3);<text:line-break/>}</text:span></text:span></text:p>
      <text:p text:style-name="P1"><text:span text:style-name="Source_20_Text"><text:span text:style-name="T9"/></text:span></text:p>
      <text:p text:style-name="P1"><text:span text:style-name="Source_20_Text"><text:span text:style-name="T27">[INSERT FIGURE SHOWING EXAMPLE]</text:span></text:span></text:p>
      <text:section text:style-name="Sect1" text:name="example-lin-grad-angle-270">
        <text:p text:style-name="P5"/>
      </text:section>
      <text:p text:style-name="P15">The gradient can also be set to repeat itself...</text:p>
      <text:p text:style-name="Text_20_body"><text:span text:style-name="Source_20_Text"><text:span text:style-name="T10">/*2 color gradient set to repeat*/</text:span></text:span></text:p>
      <text:p text:style-name="Text_20_body"><text:span text:style-name="Source_20_Text"><text:span text:style-name="T9">div {<text:line-break/>background-image: repeating-linear-gradient(0deg, color1, color2);<text:line-break/>}</text:span></text:span></text:p>
      <text:p text:style-name="Text_20_body"><text:span text:style-name="Source_20_Text"><text:span text:style-name="T9"/></text:span></text:p>
      <text:p text:style-name="P1"><text:span text:style-name="Source_20_Text"><text:span text:style-name="T27">[INSERT FIGURE SHOWING EXAMPLE]</text:span></text:span></text:p>
      <text:section text:style-name="Sect1" text:name="example-lin-grad-repeat">
        <text:p text:style-name="P5"/>
      </text:section>
      <text:p text:style-name="P19">Radial</text:p>
      <text:p text:style-name="P15">The radial gradient instead radiates from a central point.</text:p>
      <text:p text:style-name="P15"><text:soft-page-break/>To create a radial gradient you need:</text:p>
      <text:list xml:id="list3671786016890059748" text:style-name="L5">
        <text:list-item>
          <text:p text:style-name="P36">A shape</text:p>
        </text:list-item>
        <text:list-item>
          <text:p text:style-name="P27">Two or more colours (transparant still counts as a colour!)</text:p>
        </text:list-item>
      </text:list>
      <text:p text:style-name="P15">There are two shapes:</text:p>
      <text:list xml:id="list7094833853879950356" text:style-name="L6">
        <text:list-item>
          <text:p text:style-name="P37">Ellipse (default)</text:p>
        </text:list-item>
        <text:list-item>
          <text:p text:style-name="P41">Circle</text:p>
        </text:list-item>
      </text:list>
      <text:p text:style-name="P15">Radial gradient with default shape</text:p>
      <text:p text:style-name="P1"><text:span text:style-name="Source_20_Text"><text:span text:style-name="T10">/*3 color elliptical radial gradient*/</text:span></text:span></text:p>
      <text:p text:style-name="P1"><text:span text:style-name="Source_20_Text"><text:span text:style-name="T9">div {<text:line-break/>background-image: </text:span></text:span><text:span text:style-name="Source_20_Text"><text:span text:style-name="T13">radial-gradient(red, yellow, green)</text:span></text:span><text:span text:style-name="Source_20_Text"><text:span text:style-name="T31">;</text:span></text:span><text:span text:style-name="Source_20_Text"><text:span text:style-name="T9"><text:line-break/>}</text:span></text:span></text:p>
      <text:p text:style-name="P1"><text:span text:style-name="Source_20_Text"><text:span text:style-name="T9"/></text:span></text:p>
      <text:p text:style-name="P1"><text:span text:style-name="Source_20_Text"><text:span text:style-name="T27">[INSERT FIGURE SHOWING EXAMPLE]</text:span></text:span></text:p>
      <text:p text:style-name="P1"><text:span text:style-name="Source_20_Text"><text:span text:style-name="T9"/></text:span></text:p>
      <text:p text:style-name="P15">Radial gradient with circle shape</text:p>
      <text:p text:style-name="Text_20_body"><text:span text:style-name="Source_20_Text"><text:span text:style-name="T10">/*3 color circular radial gradient*/</text:span></text:span></text:p>
      <text:p text:style-name="P1"><text:span text:style-name="Source_20_Text"><text:span text:style-name="T9">div {<text:line-break/>background-image: background-image: radial-gradient(circle, red, yellow, green);<text:line-break/>}</text:span></text:span></text:p>
      <text:p text:style-name="P1"><text:span text:style-name="Source_20_Text"><text:span text:style-name="T9"/></text:span></text:p>
      <text:p text:style-name="P1"><text:span text:style-name="Source_20_Text"><text:span text:style-name="T27">[INSERT FIGURE SHOWING EXAMPLE]</text:span></text:span></text:p>
      <text:p text:style-name="P1"><text:span text:style-name="Source_20_Text"><text:span text:style-name="T9"/></text:span></text:p>
      <text:p text:style-name="P15">The radial gradient can also be set to repeat itself...</text:p>
      <text:p text:style-name="Text_20_body"><text:span text:style-name="Source_20_Text"><text:span text:style-name="T10">/*2 color gradient set to repeat*/</text:span></text:span></text:p>
      <text:p text:style-name="P1"><text:span text:style-name="Source_20_Text"><text:span text:style-name="T9">div {<text:line-break/>background-image: repeating-radial-gradient(color1, color2);<text:line-break/>}</text:span></text:span></text:p>
      <text:p text:style-name="P1"><text:span text:style-name="Source_20_Text"><text:span text:style-name="T9"/></text:span></text:p>
      <text:p text:style-name="P1"><text:span text:style-name="Source_20_Text"><text:span text:style-name="T27">[INSERT FIGURE SHOWING EXAMPLE]</text:span></text:span></text:p>
      <text:section text:style-name="Sect1" text:name="example-rad-grad">
        <text:p text:style-name="P4"/>
        <text:p text:style-name="Text_20_body"><text:span text:style-name="T2">The size parameter </text:span><text:span text:style-name="T12">defines the size of the gradient. The values are:</text:span></text:p>
        <text:list xml:id="list4525731100863177892" text:style-name="L7">
          <text:list-item>
            <text:p text:style-name="P30">closest-side</text:p>
          </text:list-item>
          <text:list-item>
            <text:p text:style-name="P30">farthest-side</text:p>
          </text:list-item>
          <text:list-item>
            <text:p text:style-name="P30">closest-corner</text:p>
          </text:list-item>
          <text:list-item>
            <text:p text:style-name="P30">farthest-corner</text:p>
          </text:list-item>
        </text:list>
        <text:p text:style-name="P20"/>
        <text:p text:style-name="Text_20_body"><text:span text:style-name="Source_20_Text"><text:span text:style-name="T10">/*3 color radial gradient using closest-side size*/</text:span></text:span></text:p>
        <text:p text:style-name="P1"><text:span text:style-name="Source_20_Text"><text:span text:style-name="T13">div {</text:span></text:span></text:p>
        <text:p text:style-name="P1"><text:span text:style-name="Source_20_Text"><text:span text:style-name="T13"><text:s text:c="2"/>background-image: radial-gradient(closest-side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farthest-side size*/</text:span></text:span></text:p>
        <text:p text:style-name="P1"><text:span text:style-name="Source_20_Text"><text:span text:style-name="T13">div {</text:span></text:span></text:p>
        <text:p text:style-name="P1"><text:span text:style-name="Source_20_Text"><text:span text:style-name="T13"><text:s text:c="2"/>background-image: radial-gradient(farthest-side at 70% 25%, color1, color2, color3);</text:span></text:span></text:p>
        <text:p text:style-name="P1"><text:soft-page-break/><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closest-corner size*/</text:span></text:span></text:p>
        <text:p text:style-name="P1"><text:span text:style-name="Source_20_Text"><text:span text:style-name="T13">div {</text:span></text:span></text:p>
        <text:p text:style-name="P1"><text:span text:style-name="Source_20_Text"><text:span text:style-name="T13"><text:s text:c="2"/>background-image: radial-gradient(closest-corner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farthest-corner size*/</text:span></text:span></text:p>
        <text:p text:style-name="P1"><text:span text:style-name="Source_20_Text"><text:span text:style-name="T13">div {</text:span></text:span></text:p>
        <text:p text:style-name="P1"><text:span text:style-name="Source_20_Text"><text:span text:style-name="T13"><text:s text:c="2"/>background-image: radial-gradient(farthest-corner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P2">Color Stops </text:p>
        <text:p text:style-name="P3">For both linear and radial gradients you can also specify how much of the gradient is in each colour instead of all using an equal fraction....</text:p>
        <text:p text:style-name="P3"><text:span text:style-name="Source_20_Text"/></text:p>
        <text:p text:style-name="Text_20_body"><text:span text:style-name="Source_20_Text"><text:span text:style-name="T10">/*3 color circular linear gradient*/</text:span></text:span></text:p>
        <text:p text:style-name="P3"><text:span text:style-name="Source_20_Text">div {<text:line-break/>background-image: linear-gradient(to right, color1 25%, color2 50%, color3);<text:line-break/>}</text:span></text:p>
        <text:p text:style-name="P3"><text:span text:style-name="Source_20_Text"/></text:p>
        <text:p text:style-name="P3"><text:span text:style-name="Source_20_Text"><text:span text:style-name="T26">[INSERT FIGURE SHOWING EXAMPLE]</text:span></text:span></text:p>
        <text:p text:style-name="P3"><text:span text:style-name="Source_20_Text"/></text:p>
        <text:p text:style-name="Text_20_body"><text:span text:style-name="Source_20_Text"><text:span text:style-name="T10">/*3 color circular radial gradient*/</text:span></text:span></text:p>
        <text:p text:style-name="P3"><text:span text:style-name="Source_20_Text">div {<text:line-break/>background-image: repeating-linear-gradient(color1 20%, color2 15%, color3);<text:line-break/>}</text:span></text:p>
        <text:p text:style-name="P3"><text:span text:style-name="Source_20_Text"/></text:p>
        <text:p text:style-name="P3"><text:span text:style-name="Source_20_Text"><text:span text:style-name="T26">[INSERT FIGURE SHOWING EXAMPLE]</text:span></text:span></text:p>
      </text:section>
      <text:h text:style-name="P12" text:outline-level="3">Background Repeat</text:h>
      <text:p text:style-name="P15">The <text:span text:style-name="T7">background-repeat</text:span> property allows you to specify how the background image is repeated. The default is that an image is both horizontally and vertically repeated.</text:p>
      <text:p text:style-name="P15">Values that can be set are:</text:p>
      <text:list xml:id="list5003439390258229170" text:style-name="L8">
        <text:list-item>
          <text:p text:style-name="P38">no-repeat</text:p>
        </text:list-item>
        <text:list-item>
          <text:p text:style-name="P38">repeat-x</text:p>
        </text:list-item>
        <text:list-item>
          <text:p text:style-name="P38">repeat-y</text:p>
        </text:list-item>
        <text:list-item>
          <text:p text:style-name="P28">repeat (default)</text:p>
        </text:list-item>
      </text:list>
      <text:p text:style-name="Text_20_body"><text:span text:style-name="Source_20_Text"><text:span text:style-name="T9">.top {<text:line-break/>background-color: #f3f2f1;</text:span></text:span><text:span text:style-name="Source_20_Text"><text:span text:style-name="T10">/*fallback*/</text:span></text:span><text:span text:style-name="Source_20_Text"><text:span text:style-name="T9"><text:line-break/>background-image: url(https://imagehosting/image.png);<text:line-break/>background-repeat: no-repeat;<text:line-break/>}</text:span></text:span></text:p>
      <text:h text:style-name="P12" text:outline-level="3"><text:soft-page-break/>Background Position</text:h>
      <text:p text:style-name="P15"><text:span text:style-name="T30">The </text:span><text:span text:style-name="T8">background-position</text:span><text:span text:style-name="T29"> property a</text:span><text:bookmark text:name="docs-internal-guid-f2b9bb67-7fff-a61b-db86-fc0b4461695b"/><text:span text:style-name="T29">llows </text:span><text:span text:style-name="T17">you to position the background image where </text:span><text:span text:style-name="T17">you want in the background by specifying an x(horizontal) and y (vertical) value (top left being (0,0)</text:span><text:span text:style-name="T28"> )</text:span></text:p>
      <text:p text:style-name="P15">Values that can be set using:</text:p>
      <text:list xml:id="list34638894" text:continue-numbering="true" text:style-name="L8">
        <text:list-item>
          <text:p text:style-name="P38">pixels</text:p>
        </text:list-item>
        <text:list-item>
          <text:p text:style-name="P38">rems</text:p>
        </text:list-item>
        <text:list-item>
          <text:p text:style-name="P38">%</text:p>
        </text:list-item>
        <text:list-item>
          <text:p text:style-name="P40"><text:bookmark text:name="docs-internal-guid-9189d131-7fff-a1b6-e04e-1f74359a4961"/>keywords (left, center, right, top, center, bottom)</text:p>
        </text:list-item>
      </text:list>
      <text:p text:style-name="Text_20_body"/>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text:span text:style-name="Source_20_Text"><text:span text:style-name="T20">background-repeat: no-repeat;</text:span></text:span></text:p>
      <text:p text:style-name="Text_20_body"><text:span text:style-name="Source_20_Text"><text:span text:style-name="T9">background-position: center center;<text:line-break/>}</text:span></text:span></text:p>
      <text:h text:style-name="P12" text:outline-level="3">Background Attachment</text:h>
      <text:p text:style-name="Text_20_body"><text:span text:style-name="T3">The </text:span><text:span text:style-name="T4">background-attachment</text:span><text:span text:style-name="T5"> property allows </text:span><text:bookmark text:name="docs-internal-guid-989daaf2-7fff-ff99-62e8-70dc2fd7314a"/><text:span text:style-name="T18">you to specify how they scroll when the content scrolls if the content will scroll.</text:span></text:p>
      <text:p text:style-name="P15">Values that can be set are:</text:p>
      <text:list xml:id="list34649457" text:continue-numbering="true" text:style-name="L8">
        <text:list-item>
          <text:p text:style-name="P38">scroll</text:p>
        </text:list-item>
        <text:list-item>
          <text:p text:style-name="P38">fixed</text:p>
        </text:list-item>
        <text:list-item>
          <text:p text:style-name="P38">local</text:p>
        </text:list-item>
      </text:list>
      <text:p text:style-name="P8"/>
      <text:p text:style-name="P7">Scroll</text:p>
      <text:p text:style-name="P8">If the element is scrolled the background does not move and scrolls as the page scrolls</text:p>
      <text:p text:style-name="P8"/>
      <text:p text:style-name="P7">Fixed</text:p>
      <text:p text:style-name="P9">Always remains fixed to the viewport </text:p>
      <text:p text:style-name="P8"/>
      <text:p text:style-name="P7">Local</text:p>
      <text:p text:style-name="P9">Fixes the background to the element it is set on and when element is scrolled and background scrolls with it </text:p>
      <text:p text:style-name="P8"/>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2"/><text:span text:style-name="Source_20_Text"><text:span text:style-name="T20">background-repeat: no-repeat;</text:span></text:span></text:p>
      <text:p text:style-name="P8"><text:span text:style-name="Source_20_Text">background-position: center center;</text:span></text:p>
      <text:p text:style-name="P8"><text:span text:style-name="Source_20_Text"/></text:p>
      <text:p text:style-name="P8"><text:span text:style-name="Source_20_Text">background-attachment: local;<text:line-break/>}</text:span></text:p>
      <text:h text:style-name="P12" text:outline-level="3"><text:soft-page-break/>Background Size</text:h>
      <text:p text:style-name="P16"><text:span text:style-name="T30">The </text:span><text:span text:style-name="T8">background-size</text:span><text:span text:style-name="T29"> property does pretty much exactly what you think it does!</text:span></text:p>
      <text:p text:style-name="P17">Note – check browser support</text:p>
      <text:p text:style-name="P17"/>
      <text:p text:style-name="P15">Value can be set using:</text:p>
      <text:list xml:id="list34633277" text:continue-numbering="true" text:style-name="L8">
        <text:list-item>
          <text:p text:style-name="P38">pixels</text:p>
        </text:list-item>
        <text:list-item>
          <text:p text:style-name="P38">rems</text:p>
        </text:list-item>
        <text:list-item>
          <text:p text:style-name="P39">%</text:p>
          <text:p text:style-name="P39"/>
        </text:list-item>
      </text:list>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text:span></text:span><text:span text:style-name="Source_20_Text"><text:span text:style-name="T9">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1"/><text:span text:style-name="Source_20_Text"><text:span text:style-name="T20">background-repeat: no-repeat;</text:span></text:span></text:p>
      <text:p text:style-name="P16"><text:span text:style-name="Source_20_Text"><text:span text:style-name="T29">background-position: center center;</text:span></text:span></text:p>
      <text:p text:style-name="Text_20_body"><text:bookmark text:name="docs-internal-guid-bc152cbb-7fff-61a0-1a57-ae046ec4fcdd"/><text:span text:style-name="Source_20_Text"><text:span text:style-name="T21">background-size: 160px 160px</text:span></text:span><text:span text:style-name="Source_20_Text"><text:span text:style-name="T11"> </text:span></text:span></text:p>
      <text:p text:style-name="P16"><text:span text:style-name="Source_20_Text"><text:span text:style-name="T29"><text:line-break/>}</text:span></text:span></text:p>
      <text:h text:style-name="P12" text:outline-level="3">Background</text:h>
      <text:p text:style-name="Text_20_body"><text:span text:style-name="T3">The </text:span><text:span text:style-name="T4">background</text:span><text:span text:style-name="T5"> property </text:span><text:bookmark text:name="docs-internal-guid-e560f129-7fff-9576-a5ba-9bbf8c26e4f2"/><text:span text:style-name="T22">is the shorthand of all above property values (a</text:span><text:span text:style-name="T19">ny properties not specified are assigned default values</text:span><text:span text:style-name="T22">).</text:span></text:p>
      <text:p text:style-name="P21"/>
      <text:p text:style-name="P21">So this...</text:p>
      <text:p text:style-name="P21"/>
      <text:p text:style-name="Text_20_body"><text:bookmark text:name="docs-internal-guid-0fe7df30-7fff-90e4-6852-b7287868d147"/><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repeat: no-repeat;</text:span></text:span></text:p>
      <text:p text:style-name="Text_20_body"><text:span text:style-name="Source_20_Text"><text:span text:style-name="T21">background-position: 99% center;</text:span></text:span></text:p>
      <text:p text:style-name="Text_20_body"><text:span text:style-name="Source_20_Text"><text:span text:style-name="T21">}</text:span></text:span></text:p>
      <text:p text:style-name="Text_20_body"/>
      <text:p text:style-name="Text_20_body"><text:span text:style-name="T22">Can be written as....</text:span><text:span text:style-name="T5"> </text:span></text:p>
      <text:p text:style-name="P17"/>
      <text:p text:style-name="Text_20_body"><text:bookmark text:name="docs-internal-guid-cc9615fe-7fff-f49a-e375-21be088f2079"/><text:span text:style-name="Source_20_Text"><text:span text:style-name="T21">header {</text:span></text:span></text:p>
      <text:p text:style-name="Text_20_body"><text:span text:style-name="Source_20_Text"><text:span text:style-name="T21">background: yellow linear-gradient(to bottom, orange, yellow) no-repeat left center scroll;</text:span></text:span></text:p>
      <text:p text:style-name="Text_20_body"><text:span text:style-name="Source_20_Text"><text:span text:style-name="T21">}</text:span></text:span></text:p>
      <text:p text:style-name="Text_20_body"><text:span text:style-name="Source_20_Text"><text:span text:style-name="T21"/></text:span></text:p>
      <text:p text:style-name="Text_20_body"><text:span text:style-name="Source_20_Text"><text:span text:style-name="T22">This is where adding multiple background can get fun..</text:span></text:span></text:p>
      <text:p text:style-name="Text_20_body"><text:soft-page-break/><text:span text:style-name="Source_20_Text"><text:span text:style-name="T21"/></text:span></text:p>
      <text:p text:style-name="Text_20_body"><text:span text:style-name="Source_20_Text"><text:span text:style-name="T21">header {</text:span></text:span></text:p>
      <text:p text:style-name="Text_20_body"><text:span text:style-name="Source_20_Text"><text:span text:style-name="T21">background-color: yellow;<text:line-break/></text:span></text:span><text:bookmark text:name="docs-internal-guid-f35b4216-7fff-3b0b-2ba5-c5a16c55f017"/><text:span text:style-name="Source_20_Text"><text:span text:style-name="T21">background: url(image.png) no-repeat 99% center,</text:span></text:span></text:p>
      <text:p text:style-name="Text_20_body"><text:span text:style-name="Source_20_Text"><text:span text:style-name="T21"><text:tab/>url(background-tile.png),</text:span></text:span></text:p>
      <text:p text:style-name="Text_20_body"><text:span text:style-name="Source_20_Text"><text:span text:style-name="T21"><text:tab/>linear-gradient(to bottom, yellow, #dddd00 50%, orange);</text:span></text:span></text:p>
      <text:p text:style-name="Text_20_body"><text:span text:style-name="Source_20_Text"><text:span text:style-name="T21">}</text:span></text:span></text:p>
      <text:p text:style-name="Text_20_body"><text:span text:style-name="Source_20_Text"><text:span text:style-name="T21"/></text:span></text:p>
      <text:p text:style-name="P3"><text:span text:style-name="Source_20_Text"><text:span text:style-name="T16">[INSERT FIGURE SHOWING EXAMPLE]</text:span></text:span></text:p>
      <text:h text:style-name="P13" text:outline-level="3">Background Clip</text:h>
      <text:p text:style-name="Text_20_body"><text:span text:style-name="T3">The </text:span><text:span text:style-name="T4">background-clip</text:span><text:span text:style-name="T5"> property (</text:span><text:span text:style-name="T22">also covered in a previous cheat-sheet on The Box </text:span><text:span text:style-name="T22">Model) can be used to specify where th background extensd to on the container box. </text:span></text:p>
      <text:p text:style-name="P15">Value can be set using:</text:p>
      <text:list xml:id="list34646901" text:continue-numbering="true" text:style-name="L8">
        <text:list-item>
          <text:p text:style-name="P38">border (default)</text:p>
        </text:list-item>
        <text:list-item>
          <text:p text:style-name="P38">padding</text:p>
        </text:list-item>
        <text:list-item>
          <text:p text:style-name="P38">content</text:p>
        </text:list-item>
        <text:list-item>
          <text:p text:style-name="P38">text</text:p>
        </text:list-item>
      </text:list>
      <text:p text:style-name="P21"/>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border;</text:span></text:span></text:p>
      <text:p text:style-name="P21"><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padding;</text:span></text:span></text:p>
      <text:p text:style-name="P21"><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content;</text:span></text:span></text:p>
      <text:p text:style-name="P21"><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oft-page-break/><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text;</text:span></text:span></text:p>
      <text:p text:style-name="Text_20_body"><text:span text:style-name="Source_20_Text"><text:span text:style-name="T21"><text:s text:c="2"/>-webkit-background-clip: text;</text:span></text:span></text:p>
      <text:p text:style-name="Text_20_body"><text:span text:style-name="Source_20_Text"><text:span text:style-name="T21"><text:s text:c="2"/>color: rgba(0, 0, 0, 0.2);</text:span></text:span></text:p>
      <text:p text:style-name="P21"><text:span text:style-name="Source_20_Text">}</text:span></text:p>
      <text:p text:style-name="P3"><text:span text:style-name="Source_20_Text"><text:span text:style-name="T15">[INSERT FIGURE SHOWING EXAMP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courier new'"/>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1-08T14:31:01.50</meta:creation-date>
    <dc:date>2021-01-20T14:41:21.54</dc:date>
    <dc:creator>Mary Ronan</dc:creator>
    <meta:editing-duration>PT2H7M32S</meta:editing-duration>
    <meta:editing-cycles>22</meta:editing-cycles>
    <meta:generator>OpenOffice/4.1.5$Win32 OpenOffice.org_project/415m1$Build-9789</meta:generator>
    <meta:document-statistic meta:table-count="0" meta:image-count="0" meta:object-count="0" meta:page-count="9" meta:paragraph-count="226" meta:word-count="1344" meta:character-count="9641"/>
  </office:meta>
</office:document-meta>
</file>